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4f6228" style:font-name="Calibri" fo:font-size="22pt" fo:language="en" fo:country="none" style:font-name-asian="Calibri" style:font-size-asian="22pt" style:font-name-complex="Calibri" style:font-size-complex="22pt"/>
    </style:style>
    <style:style style:name="P2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4f6228" style:font-name="Calibri" fo:font-size="36pt" fo:language="en" fo:country="none" style:font-name-asian="Calibri" style:font-size-asian="36pt" style:font-name-complex="Calibri" style:font-size-complex="36pt"/>
    </style:style>
    <style:style style:name="P3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4f6228" style:text-position="0% 100%" style:font-name="Times New Roman1" fo:font-size="16pt" fo:language="en" fo:country="none" style:font-name-asian="Times New Roman1" style:font-size-asian="16pt" style:font-name-complex="Times New Roman1" style:font-size-complex="16pt"/>
    </style:style>
    <style:style style:name="P4" style:family="paragraph" style:parent-style-name="Standard" style:list-style-name="">
      <style:paragraph-properties fo:margin-top="0in" fo:margin-bottom="0.139in" fo:line-height="100%" fo:text-align="center" style:justify-single-word="false" style:text-autospace="none"/>
      <style:text-properties fo:color="#4f6228" style:text-position="0% 100%" style:font-name="Times New Roman1" fo:font-size="16pt" fo:language="en" fo:country="none" style:font-name-asian="Times New Roman1" style:font-size-asian="16pt" style:font-name-complex="Times New Roman1" style:font-size-complex="16pt"/>
    </style:style>
    <style:style style:name="P5" style:family="paragraph" style:parent-style-name="Standard" style:list-style-name="">
      <style:paragraph-properties fo:margin-top="0in" fo:margin-bottom="0.139in" fo:line-height="100%" fo:text-align="center" style:justify-single-word="false" style:text-autospace="none"/>
      <style:text-properties fo:color="#4f6228" style:text-position="0% 100%" style:font-name="Times New Roman1" fo:font-size="12pt" fo:language="en" fo:country="none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31849b" style:font-name="Times New Roman1" fo:font-size="36pt" fo:language="en" fo:country="none" style:font-name-asian="Times New Roman1" style:font-size-asian="36pt" style:font-name-complex="Times New Roman1" style:font-size-complex="36pt"/>
    </style:style>
    <style:style style:name="P7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31849b" style:font-name="Times New Roman1" fo:font-size="22pt" fo:language="en" fo:country="none" style:font-name-asian="Times New Roman1" style:font-size-asian="22pt" style:font-name-complex="Times New Roman1" style:font-size-complex="22pt"/>
    </style:style>
    <style:style style:name="P8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31849b" style:font-name="Times New Roman1" fo:font-size="24pt" fo:language="en" fo:country="none" style:font-name-asian="Times New Roman1" style:font-size-asian="24pt" style:font-name-complex="Times New Roman1" style:font-size-complex="24pt"/>
    </style:style>
    <style:style style:name="P9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  <style:text-properties fo:color="#31849b" style:font-name="Times New Roman1" fo:font-size="44pt" fo:language="en" fo:country="none" style:font-name-asian="Times New Roman1" style:font-size-asian="44pt" style:font-name-complex="Times New Roman1" style:font-size-complex="44pt"/>
    </style:style>
    <style:style style:name="P10" style:family="paragraph" style:parent-style-name="Standard" style:list-style-name="">
      <style:paragraph-properties fo:margin-top="0in" fo:margin-bottom="0.139in" fo:line-height="115%" fo:text-align="center" style:justify-single-word="false" style:text-autospace="none"/>
    </style:style>
    <style:style style:name="P11" style:family="paragraph" style:parent-style-name="Preformatted_20_Text" style:list-style-name="">
      <style:paragraph-properties fo:margin-top="0in" fo:margin-bottom="0.139in" fo:line-height="100%" fo:text-align="center" style:justify-single-word="false" style:text-autospace="none"/>
      <style:text-properties fo:color="#4f6228" style:text-position="0% 100%" style:font-name="Times New Roman1" fo:font-size="16pt" fo:language="en" fo:country="none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P12" style:family="paragraph" style:parent-style-name="Preformatted_20_Text" style:list-style-name="">
      <style:paragraph-properties fo:margin-top="0in" fo:margin-bottom="0.139in" fo:line-height="100%" fo:text-align="center" style:justify-single-word="false" style:text-autospace="none"/>
      <style:text-properties fo:color="#4f6228" style:text-position="0% 100%" style:font-name="Times New Roman1" fo:font-size="12pt" fo:language="en" fo:country="none" style:font-name-asian="Times New Roman1" style:font-size-asian="12pt" style:font-name-complex="Times New Roman1" style:font-size-complex="12pt"/>
    </style:style>
    <style:style style:name="T1" style:family="text">
      <style:text-properties fo:color="#4f6228" style:text-position="0% 100%" style:font-name="Times New Roman1" fo:font-size="16pt" fo:language="en" fo:country="none" style:font-name-asian="Times New Roman1" style:font-size-asian="16pt" style:font-name-complex="Times New Roman1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0591in" fo:border="0.0346in solid #5c8526" style:shadow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rame2" text:anchor-type="paragraph" svg:x="-0.1681in" svg:y="-0.1819in" svg:width="7.261in" draw:z-index="0"><draw:text-box fo:min-height="9.7193in"><text:p text:style-name="P1"/><text:p text:style-name="P1">UNIVERSITY OF OREGON CHAPTER</text:p><text:p text:style-name="P2"><text:span text:style-name="T5">SOCIETY OF PHYSICS STUDENTS</text:span></text:p><text:p text:style-name="P2"><draw:frame draw:style-name="fr2" draw:name="graphics1" text:anchor-type="paragraph" svg:width="5.4791in" svg:height="0.1146in" draw:z-index="1"><draw:image xlink:href="/C:/Program%20Files%20(x86)/OpenOffice.org%203/Basis/share/gallery/rulers/grnrulr3.gif" xlink:type="simple" xlink:show="embed" xlink:actuate="onLoad"/></draw:frame><text:span text:style-name="T5"/></text:p><text:p text:style-name="P9">James Imamura</text:p><text:p text:style-name="P8">Tuesday, Nov. 17th at 5pm</text:p><text:p text:style-name="P6"><text:span text:style-name="T3">Willamette 240D,</text:span> </text:p><text:p text:style-name="P7">Oregon Center for Optics</text:p><text:p text:style-name="P3"/><text:p text:style-name="P3"/><text:p text:style-name="P4">Professor James Imamura</text:p><text:p text:style-name="P11">Corrugation Instabilities in Magnetohydrodynamic Shock Waves</text:p><text:p text:style-name="P11"/><text:p text:style-name="P12">For more information visit: <text:span text:style-name="T8">physics.uoregon.edu/~sps</text:span></text:p><text:p text:style-name="P4"/><text:p text:style-name="P5">Pizza and Refreshments Served!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Carlson</meta:initial-creator>
    <meta:creation-date>2009-11-10T16:46:26.97</meta:creation-date>
    <meta:printed-by>Eric Carlson</meta:printed-by>
    <meta:print-date>2009-11-10T16:59:13.17</meta:print-date>
    <meta:document-statistic meta:table-count="0" meta:image-count="1" meta:object-count="0" meta:page-count="1" meta:paragraph-count="10" meta:word-count="39" meta:character-count="299"/>
    <dc:date>2009-11-10T17:00:32.59</dc:date>
    <dc:creator>Eric Carlson</dc:creator>
    <meta:editing-duration>PT00H09M36S</meta:editing-duration>
    <meta:editing-cycles>1</meta:editing-cycles>
    <meta:generator>OpenOffice.org/3.1$Win32 OpenOffice.org_project/310m11$Build-9399</meta:generator>
  </office:meta>
</office:document-meta>
</file>